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Code">
      <style:text-properties style:font-name="Liberation Serif" fo:font-size="12pt" style:font-size-asian="12pt" style:font-size-complex="12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style:font-name="Liberation Serif" fo:font-size="12pt" style:font-size-asian="10.5pt" style:font-size-complex="12pt"/>
    </style:style>
    <style:style style:name="P7" style:family="paragraph" style:parent-style-name="Standard" style:list-style-name="L3">
      <style:text-properties style:font-name="Liberation Serif" fo:font-size="12pt" style:font-size-asian="10.5pt" style:font-size-complex="12pt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 style:list-style-name="L4">
      <style:text-properties style:font-name="Liberation Serif" fo:font-size="12pt" style:font-size-asian="12pt" style:font-size-complex="12pt"/>
    </style:style>
    <style:style style:name="P10" style:family="paragraph" style:parent-style-name="Standard" style:list-style-name="L5">
      <style:text-properties style:font-name="Liberation Serif" fo:font-size="12pt" style:font-size-asian="12pt" style:font-size-complex="12pt"/>
    </style:style>
    <style:style style:name="P11" style:family="paragraph" style:parent-style-name="Standard" style:list-style-name="L6">
      <style:text-properties style:font-name="Liberation Serif" fo:font-size="12pt" style:font-size-asian="12pt" style:font-size-complex="12pt"/>
    </style:style>
    <style:style style:name="P12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Code">
      <style:text-properties style:font-name="Courier New1" fo:font-size="10pt" style:font-size-asian="10pt" style:font-size-complex="10pt"/>
    </style:style>
    <style:style style:name="P17" style:family="paragraph" style:parent-style-name="Code" style:list-style-name="L5"/>
    <style:style style:name="P18" style:family="paragraph" style:parent-style-name="Code" style:list-style-name="L6"/>
    <style:style style:name="P19" style:family="paragraph" style:parent-style-name="Code">
      <style:text-properties style:font-name="Liberation Serif" fo:font-size="12pt" style:font-size-asian="12pt" style:font-size-complex="12pt"/>
    </style:style>
    <style:style style:name="P20" style:family="paragraph" style:parent-style-name="Code" style:list-style-name="L6">
      <style:text-properties style:font-name="Liberation Serif" fo:font-size="12pt" style:font-size-asian="12pt" style:font-size-complex="12pt"/>
    </style:style>
    <style:style style:name="T1" style:family="text">
      <style:text-properties style:font-name="Courier New1" fo:font-size="10pt" style:font-size-asian="10pt" style:font-size-complex="10pt"/>
    </style:style>
    <style:style style:name="T2" style:family="text">
      <style:text-properties style:font-name="Liberation Serif"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de II: Installing and administering MongoDB</text:p>
      <text:p text:style-name="Standard"/>
      <text:p text:style-name="P1">Installation:</text:p>
      <text:list xml:id="list1413471793" text:style-name="L1">
        <text:list-item>
          <text:p text:style-name="P4">Install the server using apt-get</text:p>
        </text:list-item>
      </text:list>
      <text:list xml:id="list544001463" text:style-name="L2">
        <text:list-item>
          <text:list>
            <text:list-header>
              <text:p text:style-name="P5"/>
              <text:p text:style-name="P5">open a linux console an execute the following commands:</text:p>
            </text:list-header>
          </text:list>
        </text:list-item>
      </text:list>
      <text:p text:style-name="Code"><text:tab/><text:tab/><text:span text:style-name="T1">wget </text:span><text:a xlink:type="simple" xlink:href="http://fastdl.mongodb.org/linux/mongodb-linux-i686-2.0.4.tgz"><text:span text:style-name="T1">http://fastdl.mongodb.org/linux/mongodb-linux-i686-2.0.4.tgz</text:span></text:a></text:p>
      <text:p text:style-name="P16"><text:tab/><text:tab/>tar xvfz wget mongodb-linux-i686-2.0.4.tgz</text:p>
      <text:p text:style-name="P16"><text:tab/><text:tab/>sudo mkdir -p /data/db</text:p>
      <text:p text:style-name="P16"><text:tab/><text:tab/>sudo chown `id -u` /data/db</text:p>
      <text:p text:style-name="P16"/>
      <text:list xml:id="list509958021" text:style-name="L3">
        <text:list-item>
          <text:p text:style-name="P7">start up the server using the commands:</text:p>
        </text:list-item>
      </text:list>
      <text:p text:style-name="Code"><text:span text:style-name="T2"><text:tab/><text:tab/></text:span><text:span text:style-name="T1">cd &lt;mongo folder&gt;</text:span></text:p>
      <text:p text:style-name="P16"><text:tab/><text:tab/>./mongod</text:p>
      <text:p text:style-name="P16"/>
      <text:list xml:id="list435017396" text:style-name="L4">
        <text:list-item>
          <text:p text:style-name="P9">stop the server using Ctr+C</text:p>
        </text:list-item>
        <text:list-item>
          <text:p text:style-name="P9">Start the server using fork parameter</text:p>
        </text:list-item>
        <text:list-item>
          <text:p text:style-name="P9">Stop the server using the shell</text:p>
        </text:list-item>
      </text:list>
      <text:p text:style-name="P2"/>
      <text:p text:style-name="P12">Using the shell:</text:p>
      <text:list xml:id="list1399312270" text:style-name="L5">
        <text:list-item>
          <text:p text:style-name="P10">Create the following document using the shell and storing it on a collection named: Customer</text:p>
          <text:p text:style-name="P17">{ <text:s text:c="3"/>name: “iPod”, type: ”e-device”, price: 350 }</text:p>
          <text:p text:style-name="P10">to do this use the following shell command:</text:p>
          <text:p text:style-name="P17">db.customer.save( &lt;bson doc&gt; );</text:p>
          <text:p text:style-name="P10"/>
        </text:list-item>
        <text:list-item>
          <text:p text:style-name="P10">use the find command to retrieve the newly created document:</text:p>
          <text:p text:style-name="P17">db.customer.find();</text:p>
        </text:list-item>
      </text:list>
      <text:p text:style-name="P2"/>
      <text:list xml:id="list68557001" text:style-name="L6">
        <text:list-item>
          <text:p text:style-name="P11">Create a function named “createtest()” that creates 30 records with documents with random identifications, like this:</text:p>
          <text:p text:style-name="P11"/>
          <text:p text:style-name="P18">for (var x = 0; x &lt; 100; x++) db.mytest.save( { valX: x });</text:p>
          <text:p text:style-name="P20"/>
        </text:list-item>
        <text:list-item>
          <text:p text:style-name="P11">print the results of the find command over the newly created rows, what just happened? How many documents do you see?</text:p>
        </text:list-item>
        <text:list-item>
          <text:p text:style-name="P11">Use the following commands to retrieve the documents:</text:p>
          <text:p text:style-name="P11"/>
          <text:list>
            <text:list-header>
              <text:p text:style-name="P18">var cursor = db.mytest.find();</text:p>
              <text:p text:style-name="P18">while (cursor.hasNext()) printjson(cursor.next());</text:p>
            </text:list-header>
          </text:list>
        </text:list-item>
      </text:list>
      <text:p text:style-name="P3"><text:tab/></text:p>
      <text:p text:style-name="P2"><text:tab/>Discuss the results.</text:p>
      <text:p text:style-name="P3"/>
      <text:p text:style-name="P1">BSON Documents:</text:p>
      <text:p text:style-name="Standard"/>
      <text:p text:style-name="Standard">Using the structure defined in the guide 1.2 (products), store some products and retrieve their contents.</text:p>
      <text:p text:style-name="P2"/>
      <text:p text:style-name="P6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Blue_7e_LT_7e_Gliederung_20_1" style:display-name="Blue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Gliederung_20_2" style:display-name="Blue~LT~Gliederung 2" style:family="paragraph" style:parent-style-name="Blue_7e_LT_7e_Gliederung_20_1">
      <style:paragraph-properties fo:margin-top="0in" fo:margin-bottom="0.1575in"/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Blue_7e_LT_7e_Gliederung_20_6" style:display-name="Blue~LT~Gliederung 6" style:family="paragraph" style:parent-style-name="Blue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Blue_7e_LT_7e_Gliederung_20_7" style:display-name="Blue~LT~Gliederung 7" style:family="paragraph" style:parent-style-name="Blue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Blue_7e_LT_7e_Gliederung_20_8" style:display-name="Blue~LT~Gliederung 8" style:family="paragraph" style:parent-style-name="Blue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Blue_7e_LT_7e_Gliederung_20_9" style:display-name="Blue~LT~Gliederung 9" style:family="paragraph" style:parent-style-name="Blue_7e_LT_7e_Gliederung_20_8">
      <style:paragraph-properties fo:margin-left="4.252in" fo:margin-right="0in" fo:text-indent="-0.2362in" style:auto-text-indent="false">
        <style:tab-stops/>
      </style:paragraph-properties>
    </style:style>
    <style:style style:name="Blue_7e_LT_7e_Titel" style:display-name="Blu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lue_7e_LT_7e_Untertitel" style:display-name="Blue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Notizen" style:display-name="Blu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Blue_7e_LT_7e_Hintergrundobjekte" style:display-name="Blue~LT~Hintergrundobjekte" style:family="paragraph">
      <style:paragraph-properties style:text-autospace="none"/>
    </style:style>
    <style:style style:name="Blue_7e_LT_7e_Hintergrund" style:display-name="Blue~LT~Hintergrund" style:family="paragraph">
      <style:paragraph-properties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fo:color="#ffffff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style:use-window-font-color="true" style:font-name="DejaVu Sans" fo:font-size="28pt" style:font-name-asian="DejaVu Sans" style:font-size-asian="28pt" style:font-name-complex="DejaVu Sans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lyt-bluegrey_7e_LT_7e_Gliederung_20_1" style:display-name="lyt-bluegrey~LT~Gliederung 1" style:family="paragraph">
      <style:paragraph-properties fo:margin-left="0in" fo:margin-right="0in" fo:margin-top="0in" fo:margin-bottom="0.1965in" fo:text-indent="0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Blue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Blue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Blue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Blue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Blue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Blue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Blue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Blue_7e_LT_7e_Gliederung_20_8">
      <style:paragraph-properties fo:margin-left="4.252in" fo:margin-right="0in" fo:text-indent="-0.2362in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Code" style:family="paragraph" style:parent-style-name="Standard">
      <style:text-properties fo:color="#000000" style:font-name="Courier New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oss </meta:initial-creator>
    <meta:creation-date>2012-03-06T22:19:13</meta:creation-date>
    <dc:date>2012-03-21T20:51:02</dc:date>
    <dc:creator>Cross </dc:creator>
    <meta:editing-duration>PT51M17S</meta:editing-duration>
    <meta:editing-cycles>12</meta:editing-cycles>
    <meta:generator>LibreOffice/3.4$Unix LibreOffice_project/340m1$Build-402</meta:generator>
    <meta:document-statistic meta:table-count="0" meta:image-count="0" meta:object-count="0" meta:page-count="1" meta:paragraph-count="32" meta:word-count="211" meta:character-count="1374" meta:non-whitespace-character-count="1185"/>
  </office:meta>
</office:document-meta>
</file>